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 fo:break-before="auto" fo:break-after="auto" style:writing-mode="lr-tb"/>
    </style:style>
    <style:style style:name="P5" style:family="paragraph" style:parent-style-name="Standard">
      <style:paragraph-properties fo:line-height="100%" fo:break-before="auto" fo:break-after="auto" style:writing-mode="lr-tb"/>
      <style:text-properties officeooo:paragraph-rsid="0014914e"/>
    </style:style>
    <style:style style:name="P6" style:family="paragraph" style:parent-style-name="Standard">
      <style:paragraph-properties fo:line-height="100%" style:writing-mode="lr-tb"/>
    </style:style>
    <style:style style:name="P7" style:family="paragraph" style:parent-style-name="Standard">
      <style:paragraph-properties fo:line-height="100%" style:writing-mode="lr-tb"/>
      <style:text-properties officeooo:paragraph-rsid="0014914e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font-weight="bold" officeooo:rsid="0014914e" officeooo:paragraph-rsid="0014914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dministrador</text:p>
      <text:p text:style-name="P6"/>
      <text:p text:style-name="P6"><text:span text:style-name="T1">Sendo</text:span> o administrador do sistema GV</text:p>
      <text:p text:style-name="P1"><text:span text:style-name="T1">Posso</text:span> incluir novos servidores no sistema.</text:p>
      <text:p text:style-name="P1"><text:span text:style-name="T1">Para</text:span> dar acesso ao sistema GV para os servidores.</text:p>
      <text:p text:style-name="P1"/>
      <text:p text:style-name="P1"><text:span text:style-name="T1">Cenário 1:</text:span> Cadastrar Servidor</text:p>
      <text:p text:style-name="P1"><text:span text:style-name="T1">Dado que</text:span> é um servidor não cadastrado no sistema</text:p>
      <text:p text:style-name="P1"><text:span text:style-name="T1"><text:tab/>E</text:span> já estou autenticado</text:p>
      <text:p text:style-name="P1"><text:span text:style-name="T1">Quando</text:span> entro com os dados do novo servidor</text:p>
      <text:p text:style-name="P1"><text:span text:style-name="T1">Então</text:span> servidor será cadastrado no banco de dados</text:p>
      <text:p text:style-name="P1"><text:tab/>E mostra mensagem “Servidor cadastrado com sucesso”.</text:p>
      <text:p text:style-name="P1"/>
      <text:p text:style-name="P1"><text:span text:style-name="T1">Cenário 2:</text:span> Servidor já cadastrado</text:p>
      <text:p text:style-name="P1"><text:span text:style-name="T1">Dado que</text:span> é um servidor cadastrado no sistema</text:p>
      <text:p text:style-name="P1"><text:span text:style-name="T1"><text:tab/>E</text:span> já estou autenticado</text:p>
      <text:p text:style-name="P1"><text:span text:style-name="T1">Quando</text:span> entro com os dados do novo servidor</text:p>
      <text:p text:style-name="P1"><text:span text:style-name="T1">Então</text:span> servidor não será cadastrado no banco de dados</text:p>
      <text:p text:style-name="P1"><text:span text:style-name="T1"><text:tab/>E</text:span> mostra mensagem “Servidor já cadastrado”.</text:p>
      <text:p text:style-name="P1"/>
      <text:p text:style-name="P1"><text:span text:style-name="T1">Cenário 3:</text:span> Dados Obrigatórios não preenchidos</text:p>
      <text:p text:style-name="P1"><text:span text:style-name="T1">Dado que</text:span> é um servidor não cadastrado no sistema</text:p>
      <text:p text:style-name="P1"><text:tab/><text:span text:style-name="T1">E</text:span> já estou autenticado</text:p>
      <text:p text:style-name="P1"><text:span text:style-name="T1">Quando</text:span> entro com os dados do novo servidor e não preencho campos obrigatórios</text:p>
      <text:p text:style-name="P1"><text:span text:style-name="T1">Então</text:span> não será efetuado o cadastro</text:p>
      <text:p text:style-name="P1"><text:s/><text:tab/><text:span text:style-name="T1">E</text:span> mostra mensagem “Campos obrigatórios não preenchidos”.</text:p>
      <text:p text:style-name="P1"/>
      <text:p text:style-name="P1"><text:span text:style-name="T1">Cenário 4:</text:span> Dados preenchidos inválidos</text:p>
      <text:p text:style-name="P1"><text:span text:style-name="T1">Dado que</text:span> é um servidor não cadastrado no sistema</text:p>
      <text:p text:style-name="P1"><text:tab/><text:span text:style-name="T1">E</text:span> já estou autenticado</text:p>
      <text:p text:style-name="P1"><text:span text:style-name="T1">Quando</text:span> entro com os dados do novo servidor e preencho um ou mais campos com dados inválidos</text:p>
      <text:p text:style-name="P1"><text:span text:style-name="T1">Então</text:span> não será efetuado o cadastro</text:p>
      <text:p text:style-name="P1"><text:s/><text:tab/><text:span text:style-name="T1">E</text:span> mostra mensagem “Campos inválidos”.</text:p>
      <text:p text:style-name="P5"/>
      <text:p text:style-name="P7">=================================================</text:p>
      <text:p text:style-name="P1"/>
      <text:p text:style-name="P6"><text:span text:style-name="T1">Sendo</text:span> o administrador do sistema GV</text:p>
      <text:p text:style-name="P1"><text:span text:style-name="T1">Posso</text:span> consultar os servidores no sistema.</text:p>
      <text:p text:style-name="P1"><text:span text:style-name="T1">Para</text:span> consultar dados do servidor no sistema GV.</text:p>
      <text:p text:style-name="P1"/>
      <text:p text:style-name="P1"><text:span text:style-name="T1">Cenário 1:</text:span> Consultar Servidor</text:p>
      <text:p text:style-name="P1"><text:span text:style-name="T1">Dado que</text:span> já estou autenticado no sistema</text:p>
      <text:p text:style-name="P1"><text:span text:style-name="T1">Quando</text:span> informo os parâmetros de consulta</text:p>
      <text:p text:style-name="P1"><text:span text:style-name="T1">Então</text:span> retorna lista de servidores de acordo com os parâmetros informados</text:p>
      <text:p text:style-name="P1"/>
      <text:p text:style-name="P1"><text:span text:style-name="T1">Cenário 2:</text:span> Campo não preenchido</text:p>
      <text:p text:style-name="P1"><text:span text:style-name="T1">Dado que</text:span> já estou autenticado no sistema</text:p>
      <text:p text:style-name="P1"><text:soft-page-break/><text:span text:style-name="T1">Quando</text:span> não informo os parâmetros de consulta</text:p>
      <text:p text:style-name="P1"><text:span text:style-name="T1">Então</text:span> não será efetuada a consulta</text:p>
      <text:p text:style-name="P1"><text:tab/><text:span text:style-name="T1">E</text:span> mostra mensagem “Campo não foi preenchido”.</text:p>
      <text:p text:style-name="P1"/>
      <text:p text:style-name="P1">=================================================</text:p>
      <text:p text:style-name="P1"/>
      <text:p text:style-name="P1"><text:span text:style-name="T1">Sendo</text:span> o administrador do sistema GV</text:p>
      <text:p text:style-name="P1"><text:span text:style-name="T1">Posso</text:span> atualizar os servidores no sistema.</text:p>
      <text:p text:style-name="P1"><text:span text:style-name="T1">Para</text:span> alterar dados do servidor no sistema GV.</text:p>
      <text:p text:style-name="P1"/>
      <text:p text:style-name="P1"><text:span text:style-name="T1">Cenário 1:</text:span> Atualizar Servidor</text:p>
      <text:p text:style-name="P1"><text:span text:style-name="T1">Dado que</text:span> é um servidor cadastrado no sistema</text:p>
      <text:p text:style-name="P1"><text:tab/><text:span text:style-name="T1">E</text:span> já estou autenticado</text:p>
      <text:p text:style-name="P1"><text:span text:style-name="T1">Quando</text:span> informo os parâmetros de alteração do servidor</text:p>
      <text:p text:style-name="P1"><text:span text:style-name="T1">Então</text:span> alteração será efetuada</text:p>
      <text:p text:style-name="P1"><text:tab/><text:span text:style-name="T1">E</text:span> mostra mensagem “Dados alterados com sucesso”</text:p>
      <text:p text:style-name="P2"/>
      <text:p text:style-name="P1"><text:span text:style-name="T1">Cenário 2: </text:span>Dados Obrigatórios não preenchidos</text:p>
      <text:p text:style-name="P1"><text:span text:style-name="T1">Dado que</text:span> é um servidor cadastrado no sistema</text:p>
      <text:p text:style-name="P1"><text:tab/><text:span text:style-name="T1">E</text:span> já estou autenticado</text:p>
      <text:p text:style-name="P1"><text:span text:style-name="T1">Quando</text:span> informo os parâmetros de alteração do servidor e <text:s/>não preencho campos obrigatórios</text:p>
      <text:p text:style-name="P1"><text:span text:style-name="T1">Então</text:span> alteração não será efetuada</text:p>
      <text:p text:style-name="P1"><text:tab/><text:span text:style-name="T1">E</text:span> mostra mensagem “Campos obrigatórios não preenchidos, alteração não foi realizada”</text:p>
      <text:p text:style-name="P1"/>
      <text:p text:style-name="P1"><text:span text:style-name="T1">Cenário 3:</text:span> Dados preenchidos inválidos</text:p>
      <text:p text:style-name="P1"><text:span text:style-name="T1">Dado que</text:span> é um servidor cadastrado no sistema</text:p>
      <text:p text:style-name="P1"><text:tab/><text:span text:style-name="T1">E</text:span> já estou autenticado</text:p>
      <text:p text:style-name="P1"><text:span text:style-name="T1">Quando</text:span> informo os parâmetros de alteração do servidor e preencho campos com dados inválidos</text:p>
      <text:p text:style-name="P1"><text:span text:style-name="T1">Então</text:span> alteração não será efetuada</text:p>
      <text:p text:style-name="P1"><text:tab/><text:span text:style-name="T1">E</text:span> mostra mensagem “Campos inválidos, alteração não foi realizada”</text:p>
      <text:p text:style-name="P6"/>
      <text:p text:style-name="P1">=================================================</text:p>
      <text:p text:style-name="P1"/>
      <text:p text:style-name="P1"><text:span text:style-name="T1">Sendo</text:span> o administrador do sistema GV</text:p>
      <text:p text:style-name="P1"><text:span text:style-name="T1">Posso</text:span> excluir os servidores no sistema.</text:p>
      <text:p text:style-name="P1"><text:span text:style-name="T1">Para</text:span> desativar o acesso do servidor no sistema GV.</text:p>
      <text:p text:style-name="P1"/>
      <text:p text:style-name="P1"><text:span text:style-name="T1">Cenário 1:</text:span> Excluir Servidor sem documentos</text:p>
      <text:p text:style-name="P1"><text:span text:style-name="T1">Dado que</text:span> é um servidor cadastrado no sistema</text:p>
      <text:p text:style-name="P1"><text:tab/><text:span text:style-name="T1">E</text:span> já estou autenticado</text:p>
      <text:p text:style-name="P1"><text:span text:style-name="T1">Então</text:span> exclusão efetuada com sucesso</text:p>
      <text:p text:style-name="P1"><text:tab/><text:span text:style-name="T1">E</text:span> mostra mensagem “Servidor excluído com sucesso”</text:p>
      <text:p text:style-name="P1"/>
      <text:p text:style-name="P1"><text:span text:style-name="T1">Cenário 1:</text:span> Excluir Servidor com documentos</text:p>
      <text:p text:style-name="P1"><text:span text:style-name="T1">Dado que</text:span> é um servidor cadastrado no sistema com documentos</text:p>
      <text:p text:style-name="P1"><text:s text:c="4"/><text:tab/><text:span text:style-name="T1">E</text:span> já estou autenticado</text:p>
      <text:p text:style-name="P1"><text:soft-page-break/><text:span text:style-name="T1">Quando</text:span> desejo excluir um servidor</text:p>
      <text:p text:style-name="P1"><text:span text:style-name="T1">Então</text:span> exclusão não será efetuada no banco de dados, servidor ficará “inativo”</text:p>
      <text:p text:style-name="P1"><text:s text:c="4"/><text:tab/><text:span text:style-name="T1">E</text:span> mostra mensagem “Servidor excluído com sucesso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editing-cycles>3</meta:editing-cycles>
    <dc:date>2015-04-09T11:00:40.953000000</dc:date>
    <meta:editing-duration>PT1M17S</meta:editing-duration>
    <meta:document-statistic meta:table-count="0" meta:image-count="0" meta:object-count="0" meta:page-count="3" meta:paragraph-count="78" meta:word-count="518" meta:character-count="3395" meta:non-whitespace-character-count="2925"/>
  </office:meta>
</office:document-meta>
</file>